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40000010E14E9A4905C9618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Webscraping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David Arroyo Menénde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ques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>$ python3 requests-example.py</text:p>
                <text:p>$ python3 requests-example2.py</text:p>
                <text:p>$ python3 titles.py</text:p>
                <text:p>$ python3 urls.py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eatifulsoup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>$ python3 beatifoulsoup-example.py</text:p>
                <text:p>$ python3 beatifoulsoup-quickstart.py</text:p>
                <text:p>$ python3 blog.py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echanicalsoup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>$ python3 webscraping-mechanicalsoup.py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ewspape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$ python3 webscraping-newspaper.py</text:p>
                <text:p>$ python3 webscraping-newspaper-one-article.py</text:p>
                <text:p>$ python3 webscraping-newspaper-nlp.py</text:p>
                <text:p>$ python3 webscraping-newspaper-easter-eggs.py</text:p>
                <text:p>$ python3 webscraping-newspaper-keep-html.py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ebbrowse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>$ python3 maps.py “Madrid”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amcrawler: requests and multithread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>$ nosetest3 test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Bitmap_20_2" draw:display-name="Bitmap 2" xlink:href="Pictures/10000201000001040000010E14E9A4905C96184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3T09:44:33.271831896</meta:creation-date>
    <meta:editing-duration>PT16M10S</meta:editing-duration>
    <meta:editing-cycles>5</meta:editing-cycles>
    <meta:generator>LibreOffice/5.1.2.2$Linux_X86_64 LibreOffice_project/10m0$Build-2</meta:generator>
    <dc:date>2018-04-09T16:57:52.472123738</dc:date>
    <meta:document-statistic meta:object-count="76"/>
    <meta:template xlink:type="simple" xlink:actuate="onRequest" xlink:title="" xlink:href="../../../../../../usr/lib/libreoffice/share/template/common/presnt/Midnightblue.otp" meta:date="2015-01-02T03:03:30.29625230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